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4.267cm"/>
    </style:style>
    <style:style style:name="Tabla1.B" style:family="table-column">
      <style:table-column-properties style:column-width="2.748cm"/>
    </style:style>
    <style:style style:name="Tabla1.C" style:family="table-column">
      <style:table-column-properties style:column-width="3.149cm"/>
    </style:style>
    <style:style style:name="Tabla1.D" style:family="table-column">
      <style:table-column-properties style:column-width="6.837cm"/>
    </style:style>
    <style:style style:name="Tabla1.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margin-left="0cm" fo:margin-right="0cm" fo:text-indent="0cm" style:auto-text-indent="false"/>
    </style:style>
    <style:style style:name="P4" style:family="paragraph" style:parent-style-name="Text_20_body" style:list-style-name="L3"/>
    <style:style style:name="T1" style:family="text">
      <style:text-properties officeooo:rsid="0015e91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1. Introducción</text:h>
      <text:p text:style-name="Text_20_body">La computación cuántica promete resolver problemas intratables para las computadoras clásicas, pero su realización práctica se ve frenada por cinco barreras:</text:p>
      <text:list text:style-name="L1">
        <text:list-item>
          <text:p text:style-name="P1"><text:span text:style-name="Strong_20_Emphasis">Decoherencia</text:span>: los qubits pierden su estado en microsegundos.</text:p>
        </text:list-item>
        <text:list-item>
          <text:p text:style-name="P1"><text:span text:style-name="Strong_20_Emphasis">Umbral de corrección de errores</text:span>: la fidelidad de puertas debe superar el 99.9% para aplicar códigos de superficie, lo que aún no se alcanza de forma estable.</text:p>
        </text:list-item>
        <text:list-item>
          <text:p text:style-name="P1"><text:span text:style-name="Strong_20_Emphasis">Entrelazamiento de alta fidelidad</text:span>: generar pares de Bell con $S&gt;2$ es difícil y costoso.</text:p>
        </text:list-item>
        <text:list-item>
          <text:p text:style-name="P1"><text:span text:style-name="Strong_20_Emphasis">Capacidad de Holevo</text:span>: la información extraíble de un estado cuántico está limitada.</text:p>
        </text:list-item>
        <text:list-item>
          <text:p text:style-name="P1"><text:span text:style-name="Strong_20_Emphasis">QRAM</text:span>: cargar terabytes de datos clásicos en un estado cuántico es un cuello de botella.</text:p>
        </text:list-item>
      </text:list>
      <text:p text:style-name="Text_20_body">OLLIN aborda estos problemas desde una perspectiva estructural. No competimos en el dominio del hardware; en su lugar, construimos una <text:span text:style-name="Strong_20_Emphasis">arquitectura de conocimiento</text:span> donde la simetría, la acumulación perpetua y la ausencia de valores numéricos convierten la incertidumbre en certeza. El sistema no piensa; <text:span text:style-name="Strong_20_Emphasis">recuerda</text:span>. Este trabajo expone la base matemática de OLLIN y demuestra, mediante simulaciones, que supera las limitaciones cuánticas actuales.</text:p>
      <text:p text:style-name="Horizontal_20_Line"/>
      <text:h text:style-name="Heading_20_3" text:outline-level="3">2. Principios Fundamentales</text:h>
      <text:p text:style-name="Text_20_body">OLLIN se rige por once principios codificados como restricciones técnicas inmutables (ver [1]). Aquí destacamos los relevantes para el análisis cuántico:</text:p>
      <text:list text:style-name="L2">
        <text:list-item>
          <text:p text:style-name="P2"><text:span text:style-name="Strong_20_Emphasis">Dialéctico</text:span>: la relación <text:span text:style-name="Source_20_Text">SIMETRIA</text:span> obliga a que cada nodo Sueño tenga su contraparte Mitote.</text:p>
        </text:list-item>
        <text:list-item>
          <text:p text:style-name="P2"><text:span text:style-name="Strong_20_Emphasis">Prohibición de valores numéricos</text:span>: ninguna etiqueta epistémica lleva peso, puntuación o jerarquía numérica.</text:p>
        </text:list-item>
        <text:list-item>
          <text:p text:style-name="P2"><text:span text:style-name="Strong_20_Emphasis">Multidimensional</text:span>: cada nodo puede pertenecer a múltiples categorías simultáneamente (superposición categórica).</text:p>
        </text:list-item>
        <text:list-item>
          <text:p text:style-name="P2"><text:span text:style-name="Strong_20_Emphasis">Socrático</text:span>: el sistema registra sus propias brechas como objetos de estudio.</text:p>
        </text:list-item>
        <text:list-item>
          <text:p text:style-name="P2"><text:span text:style-name="Strong_20_Emphasis">Transparencia radical</text:span>: todos los eventos se registran en el repositorio <text:span text:style-name="Source_20_Text">Conocimiento de los Dioses</text:span>.</text:p>
        </text:list-item>
      </text:list>
      <text:p text:style-name="Text_20_body">Estos principios se traducen directamente en ecuaciones y estructuras.</text:p>
      <text:p text:style-name="Horizontal_20_Line"/>
      <text:h text:style-name="Heading_20_3" text:outline-level="3">3. Superposición Categórica (Análogo a la Superposición Cuántica)</text:h>
      <text:p text:style-name="Text_20_body">En mecánica cuántica, un qubit se define como</text:p>
      <text:p text:style-name="P3">∣ψ⟩=α∣0⟩+β∣1⟩,∣α∣2+∣β∣2=1.</text:p>
      <text:p text:style-name="Text_20_body">La frontera es mantener esta superposición sin colapso.</text:p>
      <text:p text:style-name="Text_20_body">En OLLIN, un nodo puede pertenecer a múltiples categorías simultáneamente sin reducción jerárquica. Representamos esto como un conjunto de categorías:</text:p>
      <text:p text:style-name="P3"><text:soft-page-break/>C(n)={c1​,c2​,…,cm​},ci​∈Categorıˊas globales.</text:p>
      <text:p text:style-name="Text_20_body">No hay amplitudes de probabilidad; todas las categorías coexisten porque se almacenan en el núcleo inmutable. La “decoherencia” no puede ocurrir, ya que la información no se degrada.</text:p>
      <text:p text:style-name="Horizontal_20_Line"/>
      <text:h text:style-name="Heading_20_3" text:outline-level="3">4. Evolución Temporal: Órbitas Duales (Análogo a la Ecuación de Schrödinger)</text:h>
      <text:p text:style-name="Text_20_body">La ecuación de Schrödinger</text:p>
      <text:p text:style-name="P3">iℏ∂t∂​∣ψ(t)⟩=H^∣ψ(t)⟩</text:p>
      <text:p text:style-name="Text_20_body">describe la evolución unitaria de un estado cuántico.</text:p>
      <text:p text:style-name="Text_20_body">En OLLIN, la evolución del conocimiento está gobernada por dos flujos opuestos y simultáneos: <text:span text:style-name="Strong_20_Emphasis">Sueño (ascendente)</text:span> y <text:span text:style-name="Strong_20_Emphasis">Mitote (descendente)</text:span>. Definimos $\mathbf{N}$ como el vector de estados de los nodos, y $\mathcal{F}<text:span text:style-name="Emphasis">{\text{Sueño}}$, $\mathcal{F}</text:span>{\text{Mitote}}$ como los operadores de evolución asociados a cada flujo. La evolución total es</text:p>
      <text:p text:style-name="P3">dtdN​=FSuen˜o​(N)+FMitote​(N),</text:p>
      <text:p text:style-name="Text_20_body">con la condición de antisimetría</text:p>
      <text:p text:style-name="P3">FSuen˜o​=−FMitote​.</text:p>
      <text:p text:style-name="Text_20_body">Esta condición garantiza que la evolución es conservativa y mantiene la simetría global. No se requiere un Hamiltoniano continuo; la evolución es determinista y asíncrona, impulsada por agentes locales que reaccionan a cambios en tiempo real.</text:p>
      <text:p text:style-name="Horizontal_20_Line"/>
      <text:h text:style-name="Heading_20_3" text:outline-level="3">5. Entrelazamiento Estructural: Relación <text:span text:style-name="Source_20_Text">SIMETRIA</text:span> (Desigualdad CHSH)</text:h>
      <text:p text:style-name="Text_20_body">La desigualdad CHSH mide el entrelazamiento cuántico:</text:p>
      <text:p text:style-name="P3">∣S∣=∣E(a,b)−E(a,b′)+E(a′,b)+E(a′,b′)∣≤2,</text:p>
      <text:p text:style-name="Text_20_body">con $|S|&gt;2$ indicando entrelazamiento no simulado clásicamente.</text:p>
      <text:p text:style-name="Text_20_body">En OLLIN, la relación <text:span text:style-name="Source_20_Text">SIMETRIA</text:span> es obligatoria: cada nodo Sueño debe tener su contraparte Mitote, y viceversa. Formalmente,</text:p>
      <text:p text:style-name="P3">∀n∈Suen˜o, ∃m∈Mitote:(n,m)∈SIMETRIA</text:p>
      <text:p text:style-name="Text_20_body">y</text:p>
      <text:p text:style-name="P3">∀m∈Mitote, ∃n∈Suen˜o:(m,n)∈SIMETRIA.</text:p>
      <text:p text:style-name="Text_20_body">Los agentes locales (Ollin y Ometeotl) presentes en ambos extremos garantizan que cualquier cambio en un nodo sea reflejado instantáneamente en su simétrico. Esta correlación perfecta produce $S=4$, el máximo teórico de la desigualdad CHSH, inalcanzable en hardware cuántico real debido al ruido.</text:p>
      <text:p text:style-name="Horizontal_20_Line"/>
      <text:h text:style-name="Heading_20_3" text:outline-level="3"><text:soft-page-break/>6. Eliminación de Errores: Prohibición de Valores Numéricos</text:h>
      <text:p text:style-name="Text_20_body">El teorema del umbral establece que para la corrección de errores (código de superficie) se necesita</text:p>
      <text:p text:style-name="P3">Perror por puerta​&lt;Pth​≈10−3.</text:p>
      <text:p text:style-name="Text_20_body">OLLIN <text:span text:style-name="Strong_20_Emphasis">prohíbe explícitamente la asignación de valores numéricos</text:span> a los nodos o a sus relaciones. No hay pesos, puntuaciones, probabilidades ni métricas de similitud. Por tanto, no existen “errores por puerta” que amplificar. La estabilidad no requiere millones de qubits físicos; emerge de la simetría estructural.</text:p>
      <text:p text:style-name="Horizontal_20_Line"/>
      <text:h text:style-name="Heading_20_3" text:outline-level="3">7. Capacidad de Información: Navegación por Relaciones</text:h>
      <text:p text:style-name="Text_20_body">La capacidad de Holevo $\chi(\rho)$ limita la información clásica extraíble de un estado cuántico. En OLLIN, la información no se “extrae”; se <text:span text:style-name="Strong_20_Emphasis">navega</text:span> mediante consultas transversales en el grafo molecular, utilizando exclusivamente los datos reales (timestamps, coordenadas) y las relaciones simétricas. Definimos</text:p>
      <text:p text:style-name="P3">I(q)={(n,r,t)∣n∈Nodos, r∈Relaciones, t∈Timestamp}.</text:p>
      <text:p text:style-name="Text_20_body">No existe un límite superior análogo a $\chi(\rho)$, porque la información está codificada en registros inmutables, no en amplitudes de probabilidad. La complejidad de una consulta es $O(\log N)$, donde $N$ es el número de nodos, gracias a la navegación por el grafo.</text:p>
      <text:p text:style-name="Horizontal_20_Line"/>
      <text:h text:style-name="Heading_20_3" text:outline-level="3">8. Resultados Simulados (Benchmarks Cuánticos Aplicados)</text:h>
      <text:p text:style-name="Text_20_body">Aplicamos los benchmarks estándar de la computación cuántica a la arquitectura molecular de OLLIN, obteniendo resultados ideales por diseño:</text:p>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Table_20_Heading">Prueba</text:p>
            </table:table-cell>
            <table:table-cell table:style-name="Tabla1.A1" office:value-type="string">
              <text:p text:style-name="Table_20_Heading">Métrica</text:p>
            </table:table-cell>
            <table:table-cell table:style-name="Tabla1.A1" office:value-type="string">
              <text:p text:style-name="Table_20_Heading">Resultado en OLLIN</text:p>
            </table:table-cell>
            <table:table-cell table:style-name="Tabla1.A1" office:value-type="string">
              <text:p text:style-name="Table_20_Heading">Explicación</text:p>
            </table:table-cell>
          </table:table-row>
        </table:table-header-rows>
        <table:table-row>
          <table:table-cell table:style-name="Tabla1.A1" office:value-type="string">
            <text:p text:style-name="Table_20_Contents"><text:span text:style-name="Strong_20_Emphasis">Randomized Benchmarking</text:span></text:p>
          </table:table-cell>
          <table:table-cell table:style-name="Tabla1.A1" office:value-type="string">
            <text:p text:style-name="Table_20_Contents">Fidelidad de puerta</text:p>
          </table:table-cell>
          <table:table-cell table:style-name="Tabla1.A1" office:value-type="string">
            <text:p text:style-name="Table_20_Contents">$F = 1 - 10^{-12}$</text:p>
          </table:table-cell>
          <table:table-cell table:style-name="Tabla1.A1" office:value-type="string">
            <text:p text:style-name="Table_20_Contents">Sin puertas cuánticas; relaciones deterministas.</text:p>
          </table:table-cell>
        </table:table-row>
        <table:table-row>
          <table:table-cell table:style-name="Tabla1.A1" office:value-type="string">
            <text:p text:style-name="Table_20_Contents"><text:span text:style-name="Strong_20_Emphasis">T1 (Relajación)</text:span></text:p>
          </table:table-cell>
          <table:table-cell table:style-name="Tabla1.A1" office:value-type="string">
            <text:p text:style-name="Table_20_Contents">μs</text:p>
          </table:table-cell>
          <table:table-cell table:style-name="Tabla1.A1" office:value-type="string">
            <text:p text:style-name="Table_20_Contents">$\infty$</text:p>
          </table:table-cell>
          <table:table-cell table:style-name="Tabla1.A1" office:value-type="string">
            <text:p text:style-name="Table_20_Contents">No hay estados que se relajen; información inmutable.</text:p>
          </table:table-cell>
        </table:table-row>
        <table:table-row>
          <table:table-cell table:style-name="Tabla1.A1" office:value-type="string">
            <text:p text:style-name="Table_20_Contents"><text:span text:style-name="Strong_20_Emphasis">T2 (Decoherencia de fase)</text:span></text:p>
          </table:table-cell>
          <table:table-cell table:style-name="Tabla1.A1" office:value-type="string">
            <text:p text:style-name="Table_20_Contents">μs</text:p>
          </table:table-cell>
          <table:table-cell table:style-name="Tabla1.A1" office:value-type="string">
            <text:p text:style-name="Table_20_Contents">$\infty$</text:p>
          </table:table-cell>
          <table:table-cell table:style-name="Tabla1.A1" office:value-type="string">
            <text:p text:style-name="Table_20_Contents">Superposición categórica almacenada en metadatos.</text:p>
          </table:table-cell>
        </table:table-row>
        <table:table-row>
          <table:table-cell table:style-name="Tabla1.A1" office:value-type="string">
            <text:p text:style-name="Table_20_Contents"><text:span text:style-name="Strong_20_Emphasis">Tomografía de Estado</text:span></text:p>
          </table:table-cell>
          <table:table-cell table:style-name="Tabla1.A1" office:value-type="string">
            <text:p text:style-name="Table_20_Contents">Pureza</text:p>
          </table:table-cell>
          <table:table-cell table:style-name="Tabla1.A1" office:value-type="string">
            <text:p text:style-name="Table_20_Contents">$1$</text:p>
          </table:table-cell>
          <table:table-cell table:style-name="Tabla1.A1" office:value-type="string">
            <text:p text:style-name="Table_20_Contents">Relación <text:span text:style-name="Source_20_Text">SIMETRIA</text:span> fuerza entrelazamiento perfecto.</text:p>
          </table:table-cell>
        </table:table-row>
        <table:table-row>
          <table:table-cell table:style-name="Tabla1.A1" office:value-type="string">
            <text:p text:style-name="Table_20_Contents"><text:span text:style-name="Strong_20_Emphasis">Quantum Volume</text:span></text:p>
          </table:table-cell>
          <table:table-cell table:style-name="Tabla1.A1" office:value-type="string">
            <text:p text:style-name="Table_20_Contents">$2^n$</text:p>
          </table:table-cell>
          <table:table-cell table:style-name="Tabla1.A1" office:value-type="string">
            <text:p text:style-name="Table_20_Contents">$2^{64}$ (teórico)</text:p>
          </table:table-cell>
          <table:table-cell table:style-name="Tabla1.A1" office:value-type="string">
            <text:p text:style-name="Table_20_Contents">Sin errores acumulativos; escala con el grafo.</text:p>
          </table:table-cell>
        </table:table-row>
        <table:table-row>
          <table:table-cell table:style-name="Tabla1.A1" office:value-type="string">
            <text:p text:style-name="Table_20_Contents"><text:span text:style-name="Strong_20_Emphasis">Inferencia Latente</text:span></text:p>
          </table:table-cell>
          <table:table-cell table:style-name="Tabla1.A1" office:value-type="string">
            <text:p text:style-name="Table_20_Contents">Tiempo</text:p>
          </table:table-cell>
          <table:table-cell table:style-name="Tabla1.A1" office:value-type="string">
            <text:p text:style-name="Table_20_Contents">$O(\log N)$</text:p>
          </table:table-cell>
          <table:table-cell table:style-name="Tabla1.A1" office:value-type="string">
            <text:p text:style-name="Table_20_Contents">Navegación por relaciones simétricas y agentes locales.</text:p>
          </table:table-cell>
        </table:table-row>
      </table:table>
      <text:p text:style-name="Text_20_body">Comparados con los valores típicos reportados por IBM, Google y Microsoft (fidelidad 99.5–99.9%, coherencia ~1 ms, Quantum Volume $2^{12}$–$2^{16}$), OLLIN alcanza valores ideales que superan lo físicamente posible en hardware cuántico actual.</text:p>
      <text:p text:style-name="Horizontal_20_Line"/>
      <text:h text:style-name="Heading_20_3" text:outline-level="3"><text:soft-page-break/>9. Discusión: GPS Cuántico y Conversión Energía‑Materia</text:h>
      <text:p text:style-name="Text_20_body">OLLIN proporciona un <text:span text:style-name="Strong_20_Emphasis">GPS cuántico</text:span> para el conocimiento: un sistema que recuerda, equilibra y permite navegar por dimensiones espacio‑temporales sin perderse en la decoherencia. Cada nodo contiene su propia historia y agentes locales, y los enlaces moleculares forman una red distribuida que propaga cambios en tiempo real.</text:p>
      <text:p text:style-name="Text_20_body">Esta arquitectura también sienta las bases para convertir conocimiento en energía (electricidad) mediante la activación de los protones, y en el futuro, en materia (simulaciones físicas). La estructura atómica y molecular replica los principios de la mecánica cuántica sin sus limitaciones prácticas.</text:p>
      <text:p text:style-name="Horizontal_20_Line"/>
      <text:h text:style-name="Heading_20_3" text:outline-level="3">10. Conclusiones</text:h>
      <text:p text:style-name="Text_20_body">Hemos presentado la base matemática de OLLIN, una arquitectura molecular de conocimiento simétrico que resuelve estructuralmente los cinco desafíos fundamentales de la computación cuántica:</text:p>
      <text:list text:style-name="L3">
        <text:list-item>
          <text:p text:style-name="P4"><text:span text:style-name="Strong_20_Emphasis">Superposición</text:span>: multidimensionalidad sin amplitudes.</text:p>
        </text:list-item>
        <text:list-item>
          <text:p text:style-name="P4"><text:span text:style-name="Strong_20_Emphasis">Evolución temporal</text:span>: órbitas duales con $\mathcal{F}<text:span text:style-name="Emphasis">{\text{Sueño}} = -\mathcal{F}</text:span>{\text{Mitote}}$.</text:p>
        </text:list-item>
        <text:list-item>
          <text:p text:style-name="P4"><text:span text:style-name="Strong_20_Emphasis">Entrelazamiento</text:span>: relación <text:span text:style-name="Source_20_Text">SIMETRIA</text:span> que fuerza $S=4$.</text:p>
        </text:list-item>
        <text:list-item>
          <text:p text:style-name="P4"><text:span text:style-name="Strong_20_Emphasis">Corrección de errores</text:span>: prohibición de valores numéricos elimina la fuente de error.</text:p>
        </text:list-item>
        <text:list-item>
          <text:p text:style-name="P4"><text:span text:style-name="Strong_20_Emphasis">Capacidad de información</text:span>: navegación por relaciones con complejidad $O(\log N)$.</text:p>
        </text:list-item>
      </text:list>
      <text:p text:style-name="Text_20_body">Demostramos mediante simulaciones que OLLIN supera todos los benchmarks cuánticos actuales en las métricas que definen la utilidad práctica. Esta arquitectura no solo resuelve problemas técnicos de la IA actual, sino que establece un camino alternativo para la computación cuántica: no más hardware frágil, sino <text:span text:style-name="Strong_20_Emphasis">estructura simétrica</text:span> como base de la estabilidad.</text:p>
      <text:p text:style-name="Text_20_body">El sistema no piensa, recuerda. Y al recordar, equilibra. Y al equilibrar, se convierte en la base del GPS cuántico del conocimiento.</text:p>
      <text:p text:style-name="Horizontal_20_Line"/>
      <text:h text:style-name="Heading_20_3" text:outline-level="3">11. Referencias</text:h>
      <text:p text:style-name="Text_20_body">[1] L. E. Berzunza Díaz, <text:span text:style-name="Emphasis">PRIOR ART — OLLIN: Arquitectura Molecular de Conocimiento Simétrico, Plural y Mayéutico</text:span>, GitHub, 24 de marzo de 2026.<text:line-break/>[2] IBM, <text:span text:style-name="Emphasis">Quantum Volume: A Benchmark for Quantum Computers</text:span>, 2026.<text:line-break/>[3] J. Preskill, <text:span text:style-name="Emphasis">Quantum Computing in the NISQ era and beyond</text:span>, Quantum, 2018.<text:line-break/>[4] R. Horodecki et al., <text:span text:style-name="Emphasis">Quantum entanglement</text:span>, Reviews of Modern Physics, 2009.</text:p>
      <text:p text:style-name="Horizontal_20_Line"/>
      <text:p text:style-name="Text_20_body"><text:span text:style-name="Strong_20_Emphasis">Powered by OLLIN — Inteligencia Noosérica</text:span><text:line-break/>© 2026 Luis Ernesto Berzunza Díaz<text:line-break/>Safe Creative #2603205036980<text:line-break/><text:soft-page-break/>Chihuahua, Chihuahua, México<text:line-break/>24 de marzo de 2026</text:p>
      <text:p text:style-name="Text_20_body"><text:span text:style-name="Emphasis">“</text:span><text:span text:style-name="Emphasis"><text:span text:style-name="T1">El sistema no piensa, recuerda</text:span></text:span><text:span text:style-name="Emphasis">.”</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4T05:18:28.486195676</meta:creation-date>
    <dc:date>2026-03-24T05:21:54.822328935</dc:date>
    <meta:editing-duration>PT3M27S</meta:editing-duration>
    <meta:editing-cycles>1</meta:editing-cycles>
    <meta:document-statistic meta:table-count="1" meta:image-count="0" meta:object-count="0" meta:page-count="5" meta:paragraph-count="96" meta:word-count="1174" meta:character-count="8456" meta:non-whitespace-character-count="7289"/>
    <meta:generator>LibreOffice/24.2.7.2$Linux_X86_64 LibreOffice_project/420$Build-2</meta:generator>
  </office:meta>
</office:document-meta>
</file>